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893" officeooo:paragraph-rsid="00051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21:43:42.280731041</meta:creation-date>
    <dc:date>2023-07-28T21:43:50.883898733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